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Mono" fo:font-size="10pt" fo:font-style="normal" officeooo:rsid="000df3f2" officeooo:paragraph-rsid="000df3f2" style:font-size-asian="10pt" style:font-style-asian="normal" style:font-size-complex="10pt" style:font-style-complex="normal"/>
    </style:style>
    <style:style style:name="P2" style:family="paragraph" style:parent-style-name="Standard">
      <style:text-properties fo:color="#000000" fo:font-weight="normal" officeooo:rsid="00119dde" officeooo:paragraph-rsid="00119dde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2pt" fo:font-style="normal" style:text-underline-style="none" fo:font-weight="bold" officeooo:rsid="001c9646" officeooo:paragraph-rsid="001c9646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tyle="normal" officeooo:rsid="000f2d93" officeooo:paragraph-rsid="000f2d93" style:font-style-asian="normal" style:font-style-complex="normal"/>
    </style:style>
    <style:style style:name="P5" style:family="paragraph" style:parent-style-name="Standard">
      <style:text-properties fo:font-style="normal" fo:font-weight="normal" officeooo:rsid="00119dde" officeooo:paragraph-rsid="00119dd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1720c2" officeooo:paragraph-rsid="001720c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FreeMono" fo:font-size="10pt" officeooo:rsid="00119dde" officeooo:paragraph-rsid="00119dde" style:font-size-asian="10pt" style:font-size-complex="10pt"/>
    </style:style>
    <style:style style:name="P8" style:family="paragraph" style:parent-style-name="Standard">
      <style:text-properties style:font-name="FreeMono" fo:font-size="10pt" fo:font-weight="bold" officeooo:rsid="001720c2" officeooo:paragraph-rsid="0017c4b9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FreeMono" fo:font-size="10pt" fo:font-weight="normal" officeooo:rsid="00119dde" officeooo:paragraph-rsid="00119dde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FreeMono" fo:font-size="10pt" fo:font-style="normal" fo:font-weight="bold" officeooo:rsid="00119dde" officeooo:paragraph-rsid="00119dde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style:font-name="FreeMono" fo:font-size="10pt" fo:font-style="normal" fo:font-weight="normal" officeooo:rsid="00119dde" officeooo:paragraph-rsid="00119dde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FreeMono" fo:font-size="10pt" fo:font-style="normal" style:text-underline-style="none" fo:font-weight="normal" officeooo:rsid="001720c2" officeooo:paragraph-rsid="001720c2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FreeMono" fo:font-size="10pt" fo:font-style="normal" style:text-underline-style="none" fo:font-weight="normal" officeooo:rsid="001720c2" officeooo:paragraph-rsid="0017c4b9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FreeMono" fo:font-size="12pt" fo:font-style="normal" style:text-underline-style="none" fo:font-weight="bold" officeooo:rsid="001720c2" officeooo:paragraph-rsid="001720c2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font-weight="normal" officeooo:rsid="001720c2" officeooo:paragraph-rsid="001720c2" style:font-weight-asian="normal" style:font-weight-complex="normal"/>
    </style:style>
    <style:style style:name="P16" style:family="paragraph" style:parent-style-name="Standard">
      <style:text-properties style:font-name="Arial" fo:font-size="12pt" fo:font-weight="bold" officeooo:rsid="001720c2" officeooo:paragraph-rsid="001720c2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Arial" fo:font-size="12pt" fo:font-weight="bold" officeooo:rsid="000df3f2" officeooo:paragraph-rsid="000df3f2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Arial" fo:font-size="12pt" fo:font-weight="bold" officeooo:rsid="000f2d93" officeooo:paragraph-rsid="000f2d93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Arial" fo:font-size="12pt" fo:font-style="normal" officeooo:rsid="000f2d93" officeooo:paragraph-rsid="000f2d93" style:font-size-asian="12pt" style:font-style-asian="normal" style:font-size-complex="12pt" style:font-style-complex="normal"/>
    </style:style>
    <style:style style:name="P20" style:family="paragraph" style:parent-style-name="Standard">
      <style:text-properties style:font-name="Arial" fo:font-size="12pt" fo:font-style="normal" fo:font-weight="normal" officeooo:rsid="00119dde" officeooo:paragraph-rsid="00119dd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Arial" fo:font-size="12pt" fo:font-style="normal" style:text-underline-style="none" fo:font-weight="normal" officeooo:rsid="001720c2" officeooo:paragraph-rsid="001720c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Arial" fo:font-size="12pt" officeooo:rsid="000f2d93" officeooo:paragraph-rsid="000f2d93" style:font-size-asian="12pt" style:font-size-complex="12pt"/>
    </style:style>
    <style:style style:name="P23" style:family="paragraph" style:parent-style-name="Standard">
      <style:text-properties style:font-name="Arial" fo:font-size="12pt" officeooo:rsid="000f2d93" officeooo:paragraph-rsid="00119dde" style:font-size-asian="12pt" style:font-size-complex="12pt"/>
    </style:style>
    <style:style style:name="P24" style:family="paragraph" style:parent-style-name="Standard">
      <style:text-properties style:font-name="Arial" fo:font-size="12pt" officeooo:rsid="0009f9fc" officeooo:paragraph-rsid="0009f9fc" style:font-size-asian="12pt" style:font-size-complex="12pt"/>
    </style:style>
    <style:style style:name="P25" style:family="paragraph" style:parent-style-name="Standard">
      <style:text-properties style:font-name="Arial" fo:font-size="12pt" officeooo:paragraph-rsid="0009f9fc" style:font-size-asian="12pt" style:font-size-complex="12pt"/>
    </style:style>
    <style:style style:name="P26" style:family="paragraph" style:parent-style-name="Standard">
      <style:text-properties style:font-name="Arial" fo:font-size="12pt" officeooo:rsid="000b8a81" officeooo:paragraph-rsid="000b8a81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officeooo:rsid="000df3f2" officeooo:paragraph-rsid="000df3f2" style:font-size-asian="12pt" style:font-size-complex="12pt"/>
    </style:style>
    <style:style style:name="P28" style:family="paragraph" style:parent-style-name="Standard">
      <style:text-properties style:font-name="Arial" fo:font-size="12pt" officeooo:rsid="000df3f2" officeooo:paragraph-rsid="000df3f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09f9fc" officeooo:paragraph-rsid="0009f9fc" style:font-size-asian="16pt" style:font-weight-asian="bold" style:font-size-complex="16pt" style:font-weight-complex="bold"/>
    </style:style>
    <style:style style:name="P30" style:family="paragraph" style:parent-style-name="Standard">
      <style:text-properties style:font-name="Arial" fo:font-size="10pt" fo:font-style="normal" style:text-underline-style="none" fo:font-weight="normal" officeooo:rsid="001720c2" officeooo:paragraph-rsid="001720c2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style:font-name="Arial" fo:font-size="10pt" fo:font-style="normal" style:text-underline-style="none" fo:font-weight="normal" officeooo:rsid="001720c2" officeooo:paragraph-rsid="0017c4b9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text-properties style:font-name="Arial" fo:font-size="10pt" fo:font-style="normal" style:text-underline-style="none" fo:font-weight="normal" officeooo:rsid="0017c4b9" officeooo:paragraph-rsid="0017c4b9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fo:font-weight="bold" officeooo:rsid="000f2d93" officeooo:paragraph-rsid="000f2d93" style:font-weight-asian="bold" style:font-weight-complex="bold"/>
    </style:style>
    <style:style style:name="P34" style:family="paragraph" style:parent-style-name="Standard">
      <style:text-properties fo:font-weight="bold" officeooo:rsid="001720c2" officeooo:paragraph-rsid="001720c2" style:font-weight-asian="bold" style:font-weight-complex="bold"/>
    </style:style>
    <style:style style:name="T1" style:family="text">
      <style:text-properties officeooo:rsid="0009f9fc"/>
    </style:style>
    <style:style style:name="T2" style:family="text">
      <style:text-properties officeooo:rsid="000c52b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c52be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19dde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52be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34293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0c52be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c52be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19dde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7c4b9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df091" style:font-style-asian="normal" style:font-weight-asian="normal" style:font-style-complex="normal" style:font-weight-complex="normal"/>
    </style:style>
    <style:style style:name="T21" style:family="text">
      <style:text-properties officeooo:rsid="000f2d93"/>
    </style:style>
    <style:style style:name="T22" style:family="text">
      <style:text-properties fo:font-weight="normal" officeooo:rsid="00119dde" style:font-weight-asian="normal" style:font-weight-complex="normal"/>
    </style:style>
    <style:style style:name="T23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24" style:family="text">
      <style:text-properties style:font-name="Arial"/>
    </style:style>
    <style:style style:name="T25" style:family="text">
      <style:text-properties style:font-name="Arial" fo:font-style="italic" style:text-underline-style="none" style:font-style-asian="italic" style:font-style-complex="italic"/>
    </style:style>
    <style:style style:name="T26" style:family="text">
      <style:text-properties style:font-name="Arial" fo:font-style="normal" style:text-underline-style="none" style:font-style-asian="normal" style:font-style-complex="normal"/>
    </style:style>
    <style:style style:name="T27" style:family="text">
      <style:text-properties officeooo:rsid="001df0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essão Técnica – Kotlin</text:p>
      <text:p text:style-name="P24"/>
      <text:p text:style-name="P25"><text:span text:style-name="T1"><text:tab/></text:span>Kotlin é uma Linguagem de programação <text:span text:style-name="T1">desenvolvida pela JetBrains,</text:span> que compila para a Máquina virtual Java e que também pode ser traduzida para JavaScript e compilada para código nativo. <text:span text:style-name="T21">Algumas vantagens em relação ao Java 6:</text:span></text:p>
      <text:p text:style-name="P26"/>
      <text:p text:style-name="P26">- <text:span text:style-name="T8">Linguagem expressiva</text:span>: <text:span text:style-name="T2">reduz a quantidade de código pra fazer a mesma coisa que o Java</text:span></text:p>
      <text:p text:style-name="P26">- <text:span text:style-name="T4">Null safe</text:span>: <text:span text:style-name="T2">lida com nulidade em tempo de compilação, evitando nullPointerException durante a execução</text:span></text:p>
      <text:p text:style-name="P26">- <text:span text:style-name="T9">Funcional</text:span><text:span text:style-name="T2">: apesar de não ser uma linguagem funcional pura, possui muitos conceitos de programação funcional, como expressões lambda[</text:span></text:p>
      <text:p text:style-name="P26">- <text:span text:style-name="T13">Utiliza </text:span><text:span text:style-name="T5">extension functions: </text:span><text:span text:style-name="T15">isso significa que podemos adicionar funcionalidades a qualquer classe, mesmo que não tenhamos acesso ao codigo fonte</text:span></text:p>
      <text:p text:style-name="P26">- <text:span text:style-name="T12">Interoperável com Java</text:span>: <text:span text:style-name="T2">podemos continuar utilizando as bibliotecas escritas em Java e até mesmo fazer projetos híbridos com as duas linguagens</text:span></text:p>
      <text:p text:style-name="P26"/>
      <text:p text:style-name="P27">O que ganhamos com Kotlin?</text:p>
      <text:p text:style-name="P28"/>
      <text:p text:style-name="P17">Expressividade</text:p>
      <text:p text:style-name="P28">Com Kotlin, é muito mais fácil evitar código repetitivo, por que ela já implementa alguns dos padrões mais comuns. Por exemplo, para criar uma <text:span text:style-name="T3">data class </text:span><text:span text:style-name="T10">em java, precisamos escrever algo do tipo:</text:span></text:p>
      <text:p text:style-name="P1"/>
      <text:p text:style-name="P1">public class Cliente{</text:p>
      <text:p text:style-name="P1"><text:tab/>private int mci;</text:p>
      <text:p text:style-name="P1"><text:tab/>private String nome;</text:p>
      <text:p text:style-name="P1"><text:tab/>private String dataNascimento;</text:p>
      <text:p text:style-name="P1"/>
      <text:p text:style-name="P1"><text:tab/>public void setMci(final int mci){</text:p>
      <text:p text:style-name="P1"><text:tab/><text:tab/>this.mci = mci;</text:p>
      <text:p text:style-name="P1"><text:tab/>}</text:p>
      <text:p text:style-name="P1"><text:tab/>public void getMci(){</text:p>
      <text:p text:style-name="P1"><text:tab/><text:tab/>return this.mci;</text:p>
      <text:p text:style-name="P1"><text:tab/>}</text:p>
      <text:p text:style-name="P1"><text:tab/>public void setNome(final String nome){</text:p>
      <text:p text:style-name="P1"><text:tab/><text:tab/>this.nome = nome;</text:p>
      <text:p text:style-name="P1"><text:tab/>}</text:p>
      <text:p text:style-name="P1"><text:tab/>public void getNome(){</text:p>
      <text:p text:style-name="P1"><text:tab/><text:tab/>return this.nome;</text:p>
      <text:p text:style-name="P1"><text:tab/>}</text:p>
      <text:p text:style-name="P1"><text:tab/>public void setDataNascimento(final String dataNascimento){</text:p>
      <text:p text:style-name="P1"><text:tab/><text:tab/>this.dataNascimento = <text:s/>dataNascimento;</text:p>
      <text:p text:style-name="P1"><text:tab/>}</text:p>
      <text:p text:style-name="P1"><text:tab/>public void getDataNascimento(){</text:p>
      <text:p text:style-name="P1"><text:tab/><text:tab/>return this.dataNascimento;</text:p>
      <text:p text:style-name="P1"><text:tab/>}</text:p>
      <text:p text:style-name="P1"><text:tab/>// hashCode e equals</text:p>
      <text:p text:style-name="P1"><text:tab/>@Override </text:p>
      <text:p text:style-name="P1"><text:tab/>public String toString() {</text:p>
      <text:p text:style-name="P1"><text:tab/><text:tab/>return “Cliente{" +</text:p>
      <text:p text:style-name="P1"><text:tab/><text:tab/><text:tab/>"mci=" + mci +</text:p>
      <text:p text:style-name="P1"><text:tab/><text:tab/><text:tab/>", nome='" + nome + '\'' +</text:p>
      <text:p text:style-name="P1"><text:tab/><text:tab/><text:tab/>", dataNascimento='" + dataNascimento + '\'' +</text:p>
      <text:p text:style-name="P1"><text:tab/><text:tab/>“}”;</text:p>
      <text:p text:style-name="P1"><text:tab/>}</text:p>
      <text:p text:style-name="P1"/>
      <text:p text:style-name="P1">}</text:p>
      <text:p text:style-name="P4"><text:soft-page-break/></text:p>
      <text:p text:style-name="P19">Em Kotlin, basta usar data class:</text:p>
      <text:p text:style-name="P19"/>
      <text:p text:style-name="P19">data class(var mci: Int,</text:p>
      <text:p text:style-name="P19"><text:tab/> <text:s text:c="4"/>var nome: String,</text:p>
      <text:p text:style-name="P19"><text:tab/> <text:s text:c="5"/>var dataNascimento: String)</text:p>
      <text:p text:style-name="P19"/>
      <text:p text:style-name="P22">Essa data class gera automaticamente todos os campos, getters e setters, toString, hashCode e equals.</text:p>
      <text:p text:style-name="P22"/>
      <text:p text:style-name="P18">Null Safety</text:p>
      <text:p text:style-name="P23"><text:span text:style-name="T8"><text:tab/></text:span><text:span text:style-name="T22">Quando usamos Java, precisamos checar se os objetos são nulos para evitar NullPointerExceptions. Kotlin é </text:span><text:span text:style-name="T7">null safe, </text:span><text:span text:style-name="T16">isso quer dizer que precisamos definir explicitamente quando um objeto pode ser nulo, usando o operado “?”</text:span></text:p>
      <text:p text:style-name="P20">Podemos fazer esse tipo de coisa:</text:p>
      <text:p text:style-name="P5"/>
      <text:p text:style-name="P5"/>
      <text:p text:style-name="P2"><text:span text:style-name="T10">/</text:span><text:span text:style-name="T23">/ Não compila por que o cliente não pode ser nulo</text:span></text:p>
      <text:p text:style-name="P10">var clienteNaoNulo: Cliente = null</text:p>
      <text:p text:style-name="P11"/>
      <text:p text:style-name="P11">// Cliente pode ser nulo</text:p>
      <text:p text:style-name="P10">var cliente: Cliente? = null</text:p>
      <text:p text:style-name="P11"/>
      <text:p text:style-name="P11">// Não compila, cliente pode ser nulo</text:p>
      <text:p text:style-name="P10">cliente.toString()</text:p>
      <text:p text:style-name="P11"/>
      <text:p text:style-name="P11">// Irá funcionar apenas se o cliente não for nulo</text:p>
      <text:p text:style-name="P10">cliente?.toString()</text:p>
      <text:p text:style-name="P11"/>
      <text:p text:style-name="P7"><text:span text:style-name="T14">// Smart cast: não precisamos utilizar o operador de </text:span><text:span text:style-name="T6">safe call(?) se fizermos </text:span></text:p>
      <text:p text:style-name="P7"><text:span text:style-name="T6">// o if primeiro</text:span><text:span text:style-name="T14"> checando a nulidade</text:span></text:p>
      <text:p text:style-name="P10">if (cliente != null) {</text:p>
      <text:p text:style-name="P10"><text:tab/>cliente.toString()</text:p>
      <text:p text:style-name="P10">}</text:p>
      <text:p text:style-name="P10"/>
      <text:p text:style-name="P9"><text:span text:style-name="T10">// </text:span><text:span text:style-name="T11">usando let:</text:span></text:p>
      <text:p text:style-name="P10">cliente?.let{</text:p>
      <text:p text:style-name="P10"><text:tab/>it.toString()</text:p>
      <text:p text:style-name="P10">}</text:p>
      <text:p text:style-name="P10"/>
      <text:p text:style-name="P10"/>
      <text:p text:style-name="P11">// somente quando tivermos certeza que uma variável não é nula, podemos usar </text:p>
      <text:p text:style-name="P11">// o operador “!!”, caso contrário será lançada uma exceção</text:p>
      <text:p text:style-name="P10">cliente!!.toString()</text:p>
      <text:p text:style-name="P11"/>
      <text:p text:style-name="P7"><text:span text:style-name="T14">// Podemos usar o </text:span><text:span text:style-name="T6">Elvis operator</text:span><text:span text:style-name="T14"> com uma alternativa caso o objeto seja nulo</text:span></text:p>
      <text:p text:style-name="P10">val clienteString = cliente?.toString() ?: ""</text:p>
      <text:p text:style-name="P33"><text:tab/></text:p>
      <text:p text:style-name="P33"/>
      <text:p text:style-name="P34">Extension Functions</text:p>
      <text:p text:style-name="P34"/>
      <text:p text:style-name="P15"><text:tab/><text:span text:style-name="T24">Podemos adicionar novas funcionalidades a qualquer classe utilizando as </text:span><text:span text:style-name="T25">extension functions. </text:span><text:span text:style-name="T26">O código fica mais legível e é um ótimo substituto para as classes Utilitarias(Utils). Por exemplo, podemos adicionar um novo método aos Fragmentos para exibir um Toast:</text:span></text:p>
      <text:p text:style-name="P6"/>
      <text:p text:style-name="P12">FragmentExtension.kt</text:p>
      <text:p text:style-name="P6"/>
      <text:p text:style-name="P12">fun Fragment.toast(message: CharSequence, duration: Int = Toast.LENGTH_SHORT) {</text:p>
      <text:p text:style-name="P12"><text:tab/>Toast.makeText(getActivity(), message, duration).show()</text:p>
      <text:p text:style-name="P12">}</text:p>
      <text:p text:style-name="P12"/>
      <text:p text:style-name="P21"><text:soft-page-break/>E então é só utilizar da seguinte forma:</text:p>
      <text:p text:style-name="P12">fragment.toast("Hello world!")</text:p>
      <text:p text:style-name="P12"/>
      <text:p text:style-name="P12"/>
      <text:p text:style-name="P14">Suporte Funcional(expressões Lambda)</text:p>
      <text:p text:style-name="P14"/>
      <text:p text:style-name="P16"><text:span text:style-name="T17"><text:tab/></text:span><text:span text:style-name="T18">E se no lugar de declarmos uma classe anonima todas as vezes que fizer um onClickListener, pudéssemos apenas definir o que queremos fazer? Podemos fazer isso utilizando Lambdas!</text:span></text:p>
      <text:p text:style-name="P30"/>
      <text:p text:style-name="P30">Forma tradicional utilizando o Java 6:</text:p>
      <text:p text:style-name="P30"/>
      <text:p text:style-name="P12">public interface OnClickListener {</text:p>
      <text:p text:style-name="P12"><text:tab/>void onClick(View v);</text:p>
      <text:p text:style-name="P12">}</text:p>
      <text:p text:style-name="P12"/>
      <text:p text:style-name="P12">view.setOnClickListener(new OnClickListener() {</text:p>
      <text:p text:style-name="P12"><text:tab/>@Override</text:p>
      <text:p text:style-name="P12"><text:tab/>public void onClick(View v) {</text:p>
      <text:p text:style-name="P12"><text:tab/><text:tab/>Toast.makeText(v.getContext(), "Click", Toast.LENGTH_SHORT).show();</text:p>
      <text:p text:style-name="P12"><text:tab/>}</text:p>
      <text:p text:style-name="P30">});</text:p>
      <text:p text:style-name="P30"/>
      <text:p text:style-name="P30">Código convertido em Kotlin:</text:p>
      <text:p text:style-name="P30"/>
      <text:p text:style-name="P12">view.setOnClickListener(object : OnClickListener {</text:p>
      <text:p text:style-name="P12"><text:tab/>override fun onClick(v: View) {</text:p>
      <text:p text:style-name="P12"><text:tab/><text:tab/>Toast.makeText(v.getContext(), "Click", Toast.LENGTH_SHORT).show()</text:p>
      <text:p text:style-name="P12"><text:tab/>}</text:p>
      <text:p text:style-name="P12">} )</text:p>
      <text:p text:style-name="P12"/>
      <text:p text:style-name="P30"/>
      <text:p text:style-name="P30">Com Lambda:</text:p>
      <text:p text:style-name="P30"/>
      <text:p text:style-name="P12">view.setOnClickListener( { <text:span text:style-name="T27">v</text:span> -&gt; </text:p>
      <text:p text:style-name="P12"><text:tab/>Toast.makeText(v.getContext(), "Click", Toast.LENGTH_SHORT).show()</text:p>
      <text:p text:style-name="P12">} )</text:p>
      <text:p text:style-name="P30"/>
      <text:p text:style-name="P32"/>
      <text:p text:style-name="P32">Podemos omitir o lado esquerdo da lambda(parametro “view”), <text:span text:style-name="T27">substituindo sua referencia por “it”</text:span>, quando ele for único:</text:p>
      <text:p text:style-name="P32"/>
      <text:p text:style-name="P13">view.setOnClickListener( {</text:p>
      <text:p text:style-name="P8"><text:span text:style-name="T18"><text:tab/></text:span><text:span text:style-name="T19">T</text:span><text:span text:style-name="T18">oast.makeText(</text:span><text:span text:style-name="T20">it</text:span><text:span text:style-name="T18">.getContext(), "Click", Toast.LENGTH_SHORT).show()</text:span></text:p>
      <text:p text:style-name="P13">} )</text:p>
      <text:p text:style-name="P31"/>
      <text:p text:style-name="P32"/>
      <text:p text:style-name="P32">Por fim, podemos omitir os parênteses quando a lambda for o único parametro ou o ultimo:</text:p>
      <text:p text:style-name="P32"/>
      <text:p text:style-name="P32"/>
      <text:p text:style-name="P13">view.setOnClickListener {</text:p>
      <text:p text:style-name="P8"><text:span text:style-name="T18"><text:tab/></text:span><text:span text:style-name="T19">T</text:span><text:span text:style-name="T18">oast.makeText(</text:span><text:span text:style-name="T20">it</text:span><text:span text:style-name="T18">.getContext(), "Click", Toast.LENGTH_SHORT).show()</text:span>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3">Links</text:p>
      <text:p text:style-name="P3"/>
      <text:p text:style-name="P3">https://kotlinlang.org/docs/reference/comparison-to-java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5:38:28.944191848</meta:creation-date>
    <dc:date>2018-01-22T19:50:55.350864787</dc:date>
    <meta:editing-duration>PT1H5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4" meta:paragraph-count="113" meta:word-count="656" meta:character-count="4700" meta:non-whitespace-character-count="4072"/>
  </office:meta>
</office:document-meta>
</file>